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2.6874in"/>
    </style:style>
    <style:style style:name="co4" style:family="table-column">
      <style:table-column-properties fo:break-before="auto" style:column-width="1.0173in"/>
    </style:style>
    <style:style style:name="co5" style:family="table-column">
      <style:table-column-properties fo:break-before="auto" style:column-width="1.2035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1799in"/>
    </style:style>
    <style:style style:name="co9" style:family="table-column">
      <style:table-column-properties fo:break-before="auto" style:column-width="1.0898in"/>
    </style:style>
    <style:style style:name="co10" style:family="table-column">
      <style:table-column-properties fo:break-before="auto" style:column-width="1.6063in"/>
    </style:style>
    <style:style style:name="co11" style:family="table-column">
      <style:table-column-properties fo:break-before="auto" style:column-width="1.0299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65in" fo:break-before="auto" style:use-optimal-row-height="true"/>
    </style:style>
    <style:style style:name="ro3" style:family="table-row">
      <style:table-row-properties style:row-height="0.2134in" fo:break-before="auto" style:use-optimal-row-height="true"/>
    </style:style>
    <style:style style:name="ro5" style:family="table-row">
      <style:table-row-properties style:row-height="0.2319in" fo:break-before="auto" style:use-optimal-row-height="true"/>
    </style:style>
    <style:style style:name="ro6" style:family="table-row">
      <style:table-row-properties style:row-height="0.2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7" style:family="table-cell" style:parent-style-name="Default" style:data-style-name="N84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9" style:family="table-cell" style:parent-style-name="Default" style:data-style-name="N84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">
      <style:text-properties fo:font-size="12pt" style:font-size-asian="12pt" style:font-size-complex="12pt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16" style:family="table-cell" style:parent-style-name="Default" style:data-style-name="N3">
      <style:table-cell-properties style:text-align-source="value-type" style:repeat-content="false"/>
      <style:paragraph-properties fo:margin-left="0in"/>
      <style:text-properties fo:font-size="12pt" style:font-size-asian="12pt" style:font-size-complex="12pt"/>
    </style:style>
    <style:style style:name="ce17" style:family="table-cell" style:parent-style-name="Default" style:data-style-name="N3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3"/>
        <table:table-column table:style-name="co4" table:number-columns-repeated="3" table:default-cell-style-name="ce7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8" table:number-columns-repeated="1013" table:default-cell-style-name="ce3"/>
        <table:table-row table:style-name="ro2">
          <table:table-cell/>
          <table:table-cell table:style-name="ce2" office:value-type="string" table:number-columns-spanned="7" table:number-rows-spanned="1">
            <text:p>Read Books</text:p>
          </table:table-cell>
          <table:covered-table-cell table:number-columns-repeated="3" table:style-name="ce6"/>
          <table:covered-table-cell table:style-name="ce13"/>
          <table:covered-table-cell table:number-columns-repeated="2" table:style-name="ce15"/>
          <table:table-cell table:style-name="ce2" table:number-columns-repeated="13"/>
          <table:table-cell table:style-name="Default" table:number-columns-repeated="1003"/>
        </table:table-row>
        <table:table-row table:style-name="ro3" table:number-rows-repeated="3">
          <table:table-cell table:number-columns-repeated="2"/>
          <table:table-cell table:style-name="ce3" table:number-columns-repeated="3"/>
          <table:table-cell/>
          <table:table-cell table:style-name="ce3" table:number-columns-repeated="2"/>
          <table:table-cell table:number-columns-repeated="1016"/>
        </table:table-row>
        <table:table-row table:style-name="ro3">
          <table:table-cell office:value-type="string">
            <text:p>No.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Obtained</text:p>
          </table:table-cell>
          <table:table-cell table:style-name="ce4" office:value-type="string">
            <text:p>Started</text:p>
          </table:table-cell>
          <table:table-cell table:style-name="ce4" office:value-type="string">
            <text:p>Finished</text:p>
          </table:table-cell>
          <table:table-cell table:style-name="ce14" office:value-type="string">
            <text:p>Size (KB)</text:p>
          </table:table-cell>
          <table:table-cell table:style-name="ce4" office:value-type="string">
            <text:p>Words</text:p>
          </table:table-cell>
          <table:table-cell table:style-name="ce4" office:value-type="string">
            <text:p>Characters</text:p>
          </table:table-cell>
          <table:table-cell table:style-name="ce4" office:value-type="string">
            <text:p>Chars/Word</text:p>
          </table:table-cell>
          <table:table-cell table:style-name="ce4" office:value-type="string">
            <text:p>Days Until Read</text:p>
          </table:table-cell>
          <table:table-cell table:style-name="ce4" office:value-type="string">
            <text:p>Words/Day</text:p>
          </table:table-cell>
          <table:table-cell table:style-name="ce4" office:value-type="string">
            <text:p>Pages</text:p>
          </table:table-cell>
          <table:table-cell table:style-name="ce4"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nincorporated Man, The</text:p>
          </table:table-cell>
          <table:table-cell table:number-columns-repeated="2" office:value-type="date" office:date-value="2010-12-09">
            <text:p>2010-12-09</text:p>
          </table:table-cell>
          <table:table-cell office:value-type="date" office:date-value="2011-01-15">
            <text:p>2011-01-15</text:p>
          </table:table-cell>
          <table:table-cell office:value-type="float" office:value="1230">
            <text:p>1,230</text:p>
          </table:table-cell>
          <table:table-cell office:value-type="float" office:value="211560">
            <text:p>211,560</text:p>
          </table:table-cell>
          <table:table-cell office:value-type="float" office:value="1219883">
            <text:p>1,219,883</text:p>
          </table:table-cell>
          <table:table-cell table:formula="of:=ROUND([.H6]/[.G6]; 2)" office:value-type="float" office:value="5.77">
            <text:p>5.77</text:p>
          </table:table-cell>
          <table:table-cell table:formula="of:=DAYS([.E6]; [.D6])" office:value-type="float" office:value="37">
            <text:p>37</text:p>
          </table:table-cell>
          <table:table-cell table:style-name="ce11" table:formula="of:=ROUND([.G6]/[.J6]; 0)" office:value-type="float" office:value="5718">
            <text:p>5,718</text:p>
          </table:table-cell>
          <table:table-cell office:value-type="float" office:value="480">
            <text:p>480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wisted</text:p>
          </table:table-cell>
          <table:table-cell office:value-type="date" office:date-value="2010-10-06">
            <text:p>2010-10-06</text:p>
          </table:table-cell>
          <table:table-cell office:value-type="date" office:date-value="2011-01-15">
            <text:p>2011-01-15</text:p>
          </table:table-cell>
          <table:table-cell office:value-type="date" office:date-value="2011-02-10">
            <text:p>2011-02-10</text:p>
          </table:table-cell>
          <table:table-cell office:value-type="float" office:value="310">
            <text:p>310</text:p>
          </table:table-cell>
          <table:table-cell office:value-type="float" office:value="54692">
            <text:p>54,692</text:p>
          </table:table-cell>
          <table:table-cell office:value-type="float" office:value="306769">
            <text:p>306,769</text:p>
          </table:table-cell>
          <table:table-cell table:formula="of:=ROUND([.H7]/[.G7]; 2)" office:value-type="float" office:value="5.61">
            <text:p>5.61</text:p>
          </table:table-cell>
          <table:table-cell table:formula="of:=DAYS([.E7]; [.D7])" office:value-type="float" office:value="26">
            <text:p>26</text:p>
          </table:table-cell>
          <table:table-cell table:style-name="ce11" table:formula="of:=ROUND([.G7]/[.J7]; 0)" office:value-type="float" office:value="2104">
            <text:p>2,104</text:p>
          </table:table-cell>
          <table:table-cell office:value-type="float" office:value="178">
            <text:p>178</text:p>
          </table:table-cell>
          <table:table-cell table:number-columns-repeated="101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now Crash</text:p>
          </table:table-cell>
          <table:table-cell office:value-type="date" office:date-value="2011-01-12">
            <text:p>2011-01-12</text:p>
          </table:table-cell>
          <table:table-cell office:value-type="date" office:date-value="2011-03-15">
            <text:p>2011-03-15</text:p>
          </table:table-cell>
          <table:table-cell office:value-type="date" office:date-value="2011-06-25">
            <text:p>2011-06-25</text:p>
          </table:table-cell>
          <table:table-cell office:value-type="float" office:value="909">
            <text:p>909</text:p>
          </table:table-cell>
          <table:table-cell office:value-type="float" office:value="159973">
            <text:p>159,973</text:p>
          </table:table-cell>
          <table:table-cell office:value-type="float" office:value="916504">
            <text:p>916,504</text:p>
          </table:table-cell>
          <table:table-cell table:formula="of:=ROUND([.H8]/[.G8]; 2)" office:value-type="float" office:value="5.73">
            <text:p>5.73</text:p>
          </table:table-cell>
          <table:table-cell table:formula="of:=DAYS([.E8]; [.D8])" office:value-type="float" office:value="102">
            <text:p>102</text:p>
          </table:table-cell>
          <table:table-cell table:style-name="ce11" table:formula="of:=ROUND([.G8]/[.J8]; 0)" office:value-type="float" office:value="1568">
            <text:p>1,568</text:p>
          </table:table-cell>
          <table:table-cell office:value-type="float" office:value="435">
            <text:p>435</text:p>
          </table:table-cell>
          <table:table-cell table:number-columns-repeated="101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tolen Life, A</text:p>
          </table:table-cell>
          <table:table-cell table:number-columns-repeated="2" office:value-type="date" office:date-value="2011-07-25">
            <text:p>2011-07-25</text:p>
          </table:table-cell>
          <table:table-cell office:value-type="date" office:date-value="2011-08-02">
            <text:p>2011-08-02</text:p>
          </table:table-cell>
          <table:table-cell office:value-type="float" office:value="345">
            <text:p>345</text:p>
          </table:table-cell>
          <table:table-cell office:value-type="float" office:value="69074">
            <text:p>69,074</text:p>
          </table:table-cell>
          <table:table-cell office:value-type="float" office:value="349604">
            <text:p>349,604</text:p>
          </table:table-cell>
          <table:table-cell table:formula="of:=ROUND([.H9]/[.G9]; 2)" office:value-type="float" office:value="5.06">
            <text:p>5.06</text:p>
          </table:table-cell>
          <table:table-cell table:formula="of:=DAYS([.E9]; [.D9])" office:value-type="float" office:value="8">
            <text:p>8</text:p>
          </table:table-cell>
          <table:table-cell table:style-name="ce11" table:formula="of:=ROUND([.G9]/[.J9]; 0)" office:value-type="float" office:value="8634">
            <text:p>8,634</text:p>
          </table:table-cell>
          <table:table-cell office:value-type="float" office:value="180">
            <text:p>180</text:p>
          </table:table-cell>
          <table:table-cell table:number-columns-repeated="1012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Ender's Game</text:p>
          </table:table-cell>
          <table:table-cell office:value-type="date" office:date-value="2011-07-23">
            <text:p>2011-07-23</text:p>
          </table:table-cell>
          <table:table-cell office:value-type="date" office:date-value="2011-07-25">
            <text:p>2011-07-25</text:p>
          </table:table-cell>
          <table:table-cell office:value-type="date" office:date-value="2011-08-08">
            <text:p>2011-08-08</text:p>
          </table:table-cell>
          <table:table-cell office:value-type="float" office:value="654">
            <text:p>654</text:p>
          </table:table-cell>
          <table:table-cell office:value-type="float" office:value="115920">
            <text:p>115,920</text:p>
          </table:table-cell>
          <table:table-cell office:value-type="float" office:value="649951">
            <text:p>649,951</text:p>
          </table:table-cell>
          <table:table-cell table:formula="of:=ROUND([.H10]/[.G10]; 2)" office:value-type="float" office:value="5.61">
            <text:p>5.61</text:p>
          </table:table-cell>
          <table:table-cell table:formula="of:=DAYS([.E10]; [.D10])" office:value-type="float" office:value="14">
            <text:p>14</text:p>
          </table:table-cell>
          <table:table-cell table:style-name="ce11" table:formula="of:=ROUND([.G10]/[.J10]; 0)" office:value-type="float" office:value="8280">
            <text:p>8,280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Speaker for the Dead</text:p>
          </table:table-cell>
          <table:table-cell office:value-type="date" office:date-value="2011-08-09">
            <text:p>2011-08-09</text:p>
          </table:table-cell>
          <table:table-cell office:value-type="date" office:date-value="2011-08-08">
            <text:p>2011-08-08</text:p>
          </table:table-cell>
          <table:table-cell office:value-type="date" office:date-value="2011-08-16">
            <text:p>2011-08-16</text:p>
          </table:table-cell>
          <table:table-cell office:value-type="float" office:value="772">
            <text:p>772</text:p>
          </table:table-cell>
          <table:table-cell office:value-type="float" office:value="135182">
            <text:p>135,182</text:p>
          </table:table-cell>
          <table:table-cell office:value-type="float" office:value="766631">
            <text:p>766,631</text:p>
          </table:table-cell>
          <table:table-cell table:formula="of:=ROUND([.H11]/[.G11]; 2)" office:value-type="float" office:value="5.67">
            <text:p>5.67</text:p>
          </table:table-cell>
          <table:table-cell table:formula="of:=DAYS([.E11]; [.D11])" office:value-type="float" office:value="8">
            <text:p>8</text:p>
          </table:table-cell>
          <table:table-cell table:style-name="ce11" table:formula="of:=ROUND([.G11]/[.J11]; 0)" office:value-type="float" office:value="16898">
            <text:p>16,898</text:p>
          </table:table-cell>
          <table:table-cell office:value-type="float" office:value="310">
            <text:p>310</text:p>
          </table:table-cell>
          <table:table-cell table:number-columns-repeated="1012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Xenocide</text:p>
          </table:table-cell>
          <table:table-cell table:number-columns-repeated="2" office:value-type="date" office:date-value="2011-08-16">
            <text:p>2011-08-16</text:p>
          </table:table-cell>
          <table:table-cell office:value-type="date" office:date-value="2011-08-28">
            <text:p>2011-08-28</text:p>
          </table:table-cell>
          <table:table-cell office:value-type="float" office:value="1042">
            <text:p>1,042</text:p>
          </table:table-cell>
          <table:table-cell office:value-type="float" office:value="181646">
            <text:p>181,646</text:p>
          </table:table-cell>
          <table:table-cell office:value-type="float" office:value="1033798">
            <text:p>1,033,798</text:p>
          </table:table-cell>
          <table:table-cell table:formula="of:=ROUND([.H12]/[.G12]; 2)" office:value-type="float" office:value="5.69">
            <text:p>5.69</text:p>
          </table:table-cell>
          <table:table-cell table:formula="of:=DAYS([.E12]; [.D12])" office:value-type="float" office:value="12">
            <text:p>12</text:p>
          </table:table-cell>
          <table:table-cell table:style-name="ce11" table:formula="of:=ROUND([.G12]/[.J12]; 0)" office:value-type="float" office:value="15137">
            <text:p>15,137</text:p>
          </table:table-cell>
          <table:table-cell office:value-type="float" office:value="410">
            <text:p>410</text:p>
          </table:table-cell>
          <table:table-cell table:number-columns-repeated="101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Inferno</text:p>
          </table:table-cell>
          <table:table-cell office:value-type="date" office:date-value="2011-08-24">
            <text:p>2011-08-24</text:p>
          </table:table-cell>
          <table:table-cell office:value-type="date" office:date-value="2011-08-28">
            <text:p>2011-08-28</text:p>
          </table:table-cell>
          <table:table-cell office:value-type="date" office:date-value="2011-08-31">
            <text:p>2011-08-31</text:p>
          </table:table-cell>
          <table:table-cell office:value-type="float" office:value="328">
            <text:p>328</text:p>
          </table:table-cell>
          <table:table-cell office:value-type="float" office:value="58388">
            <text:p>58,388</text:p>
          </table:table-cell>
          <table:table-cell office:value-type="float" office:value="325509">
            <text:p>325,509</text:p>
          </table:table-cell>
          <table:table-cell table:formula="of:=ROUND([.H13]/[.G13]; 2)" office:value-type="float" office:value="5.57">
            <text:p>5.57</text:p>
          </table:table-cell>
          <table:table-cell table:formula="of:=DAYS([.E13]; [.D13])" office:value-type="float" office:value="3">
            <text:p>3</text:p>
          </table:table-cell>
          <table:table-cell table:style-name="ce11" table:formula="of:=ROUND([.G13]/[.J13]; 0)" office:value-type="float" office:value="19463">
            <text:p>19,463</text:p>
          </table:table-cell>
          <table:table-cell office:value-type="float" office:value="156">
            <text:p>156</text:p>
          </table:table-cell>
          <table:table-cell table:number-columns-repeated="1012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Escape from Hell</text:p>
          </table:table-cell>
          <table:table-cell table:number-columns-repeated="2" office:value-type="date" office:date-value="2011-08-31">
            <text:p>2011-08-31</text:p>
          </table:table-cell>
          <table:table-cell office:value-type="date" office:date-value="2011-09-11">
            <text:p>2011-09-11</text:p>
          </table:table-cell>
          <table:table-cell office:value-type="float" office:value="534">
            <text:p>534</text:p>
          </table:table-cell>
          <table:table-cell office:value-type="float" office:value="92589">
            <text:p>92,589</text:p>
          </table:table-cell>
          <table:table-cell office:value-type="float" office:value="521900">
            <text:p>521,900</text:p>
          </table:table-cell>
          <table:table-cell table:formula="of:=ROUND([.H14]/[.G14]; 2)" office:value-type="float" office:value="5.64">
            <text:p>5.64</text:p>
          </table:table-cell>
          <table:table-cell table:formula="of:=DAYS([.E14]; [.D14])" office:value-type="float" office:value="11">
            <text:p>11</text:p>
          </table:table-cell>
          <table:table-cell table:style-name="ce11" table:formula="of:=ROUND([.G14]/[.J14]; 0)" office:value-type="float" office:value="8417">
            <text:p>8,417</text:p>
          </table:table-cell>
          <table:table-cell office:value-type="float" office:value="267">
            <text:p>267</text:p>
          </table:table-cell>
          <table:table-cell table:number-columns-repeated="1012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Zombie Survival Guide, The</text:p>
          </table:table-cell>
          <table:table-cell table:number-columns-repeated="2" office:value-type="date" office:date-value="2011-09-10">
            <text:p>2011-09-10</text:p>
          </table:table-cell>
          <table:table-cell office:value-type="date" office:date-value="2011-09-19">
            <text:p>2011-09-19</text:p>
          </table:table-cell>
          <table:table-cell office:value-type="float" office:value="425">
            <text:p>425</text:p>
          </table:table-cell>
          <table:table-cell office:value-type="float" office:value="71319">
            <text:p>71,319</text:p>
          </table:table-cell>
          <table:table-cell office:value-type="float" office:value="432830">
            <text:p>432,830</text:p>
          </table:table-cell>
          <table:table-cell table:formula="of:=ROUND([.H15]/[.G15]; 2)" office:value-type="float" office:value="6.07">
            <text:p>6.07</text:p>
          </table:table-cell>
          <table:table-cell table:formula="of:=DAYS([.E15]; [.D15])" office:value-type="float" office:value="9">
            <text:p>9</text:p>
          </table:table-cell>
          <table:table-cell table:style-name="ce11" table:formula="of:=ROUND([.G15]/[.J15]; 0)" office:value-type="float" office:value="7924">
            <text:p>7,924</text:p>
          </table:table-cell>
          <table:table-cell office:value-type="float" office:value="224">
            <text:p>224</text:p>
          </table:table-cell>
          <table:table-cell table:number-columns-repeated="101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World War Z</text:p>
          </table:table-cell>
          <table:table-cell office:value-type="date" office:date-value="2011-09-10">
            <text:p>2011-09-10</text:p>
          </table:table-cell>
          <table:table-cell office:value-type="date" office:date-value="2011-09-19">
            <text:p>2011-09-19</text:p>
          </table:table-cell>
          <table:table-cell office:value-type="date" office:date-value="2011-09-30">
            <text:p>2011-09-30</text:p>
          </table:table-cell>
          <table:table-cell office:value-type="float" office:value="668">
            <text:p>668</text:p>
          </table:table-cell>
          <table:table-cell office:value-type="float" office:value="117370">
            <text:p>117,370</text:p>
          </table:table-cell>
          <table:table-cell office:value-type="float" office:value="673675">
            <text:p>673,675</text:p>
          </table:table-cell>
          <table:table-cell table:formula="of:=ROUND([.H16]/[.G16]; 2)" office:value-type="float" office:value="5.74">
            <text:p>5.74</text:p>
          </table:table-cell>
          <table:table-cell table:formula="of:=DAYS([.E16]; [.D16])" office:value-type="float" office:value="11">
            <text:p>11</text:p>
          </table:table-cell>
          <table:table-cell table:style-name="ce11" table:formula="of:=ROUND([.G16]/[.J16]; 0)" office:value-type="float" office:value="10670">
            <text:p>10,670</text:p>
          </table:table-cell>
          <table:table-cell office:value-type="float" office:value="314">
            <text:p>314</text:p>
          </table:table-cell>
          <table:table-cell table:number-columns-repeated="1012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Mastery of Love, The</text:p>
          </table:table-cell>
          <table:table-cell office:value-type="date" office:date-value="2011-09-19">
            <text:p>2011-09-19</text:p>
          </table:table-cell>
          <table:table-cell office:value-type="date" office:date-value="2011-09-30">
            <text:p>2011-09-30</text:p>
          </table:table-cell>
          <table:table-cell office:value-type="date" office:date-value="2011-10-10">
            <text:p>2011-10-10</text:p>
          </table:table-cell>
          <table:table-cell office:value-type="float" office:value="203">
            <text:p>203</text:p>
          </table:table-cell>
          <table:table-cell office:value-type="float" office:value="38242">
            <text:p>38,242</text:p>
          </table:table-cell>
          <table:table-cell office:value-type="float" office:value="205251">
            <text:p>205,251</text:p>
          </table:table-cell>
          <table:table-cell table:formula="of:=ROUND([.H17]/[.G17]; 2)" office:value-type="float" office:value="5.37">
            <text:p>5.37</text:p>
          </table:table-cell>
          <table:table-cell table:formula="of:=DAYS([.E17]; [.D17])" office:value-type="float" office:value="10">
            <text:p>10</text:p>
          </table:table-cell>
          <table:table-cell table:style-name="ce11" table:formula="of:=ROUND([.G17]/[.J17]; 0)" office:value-type="float" office:value="3824">
            <text:p>3,824</text:p>
          </table:table-cell>
          <table:table-cell office:value-type="float" office:value="93">
            <text:p>93</text:p>
          </table:table-cell>
          <table:table-cell table:number-columns-repeated="1012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Kingdom of Childhood, The</text:p>
          </table:table-cell>
          <table:table-cell table:number-columns-repeated="2" office:value-type="date" office:date-value="2011-09-29">
            <text:p>2011-09-29</text:p>
          </table:table-cell>
          <table:table-cell office:value-type="date" office:date-value="2011-10-13">
            <text:p>2011-10-13</text:p>
          </table:table-cell>
          <table:table-cell office:value-type="float" office:value="533">
            <text:p>533</text:p>
          </table:table-cell>
          <table:table-cell office:value-type="float" office:value="95343">
            <text:p>95,343</text:p>
          </table:table-cell>
          <table:table-cell office:value-type="float" office:value="530632">
            <text:p>530,632</text:p>
          </table:table-cell>
          <table:table-cell table:formula="of:=ROUND([.H18]/[.G18]; 2)" office:value-type="float" office:value="5.57">
            <text:p>5.57</text:p>
          </table:table-cell>
          <table:table-cell table:formula="of:=DAYS([.E18]; [.D18])" office:value-type="float" office:value="14">
            <text:p>14</text:p>
          </table:table-cell>
          <table:table-cell table:style-name="ce11" table:formula="of:=ROUND([.G18]/[.J18]; 0)" office:value-type="float" office:value="6810">
            <text:p>6,810</text:p>
          </table:table-cell>
          <table:table-cell office:value-type="float" office:value="234">
            <text:p>234</text:p>
          </table:table-cell>
          <table:table-cell table:number-columns-repeated="1012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Containment</text:p>
          </table:table-cell>
          <table:table-cell office:value-type="date" office:date-value="2011-09-10">
            <text:p>2011-09-10</text:p>
          </table:table-cell>
          <table:table-cell office:value-type="date" office:date-value="2011-10-14">
            <text:p>2011-10-14</text:p>
          </table:table-cell>
          <table:table-cell office:value-type="date" office:date-value="2011-10-22">
            <text:p>2011-10-22</text:p>
          </table:table-cell>
          <table:table-cell office:value-type="float" office:value="435">
            <text:p>435</text:p>
          </table:table-cell>
          <table:table-cell office:value-type="float" office:value="76373">
            <text:p>76,373</text:p>
          </table:table-cell>
          <table:table-cell office:value-type="float" office:value="444269">
            <text:p>444,269</text:p>
          </table:table-cell>
          <table:table-cell table:formula="of:=ROUND([.H19]/[.G19]; 2)" office:value-type="float" office:value="5.82">
            <text:p>5.82</text:p>
          </table:table-cell>
          <table:table-cell table:formula="of:=DAYS([.E19]; [.D19])" office:value-type="float" office:value="8">
            <text:p>8</text:p>
          </table:table-cell>
          <table:table-cell table:style-name="ce11" table:formula="of:=ROUND([.G19]/[.J19]; 0)" office:value-type="float" office:value="9547">
            <text:p>9,547</text:p>
          </table:table-cell>
          <table:table-cell office:value-type="float" office:value="186">
            <text:p>186</text:p>
          </table:table-cell>
          <table:table-cell table:number-columns-repeated="1012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Toxic Parents</text:p>
          </table:table-cell>
          <table:table-cell office:value-type="date" office:date-value="2011-04-01">
            <text:p>2011-04-01</text:p>
          </table:table-cell>
          <table:table-cell office:value-type="date" office:date-value="2011-06-15">
            <text:p>2011-06-15</text:p>
          </table:table-cell>
          <table:table-cell office:value-type="date" office:date-value="2011-10-23">
            <text:p>2011-10-23</text:p>
          </table:table-cell>
          <table:table-cell office:value-type="float" office:value="520">
            <text:p>520</text:p>
          </table:table-cell>
          <table:table-cell office:value-type="float" office:value="91066">
            <text:p>91,066</text:p>
          </table:table-cell>
          <table:table-cell office:value-type="float" office:value="524623">
            <text:p>524,623</text:p>
          </table:table-cell>
          <table:table-cell table:formula="of:=ROUND([.H20]/[.G20]; 2)" office:value-type="float" office:value="5.76">
            <text:p>5.76</text:p>
          </table:table-cell>
          <table:table-cell table:formula="of:=DAYS([.E20]; [.D20])" office:value-type="float" office:value="130">
            <text:p>130</text:p>
          </table:table-cell>
          <table:table-cell table:style-name="ce11" table:formula="of:=ROUND([.G20]/[.J20]; 0)" office:value-type="float" office:value="701">
            <text:p>701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Whitewash</text:p>
          </table:table-cell>
          <table:table-cell table:number-columns-repeated="2" office:value-type="date" office:date-value="2011-10-24">
            <text:p>2011-10-24</text:p>
          </table:table-cell>
          <table:table-cell office:value-type="date" office:date-value="2011-10-29">
            <text:p>2011-10-29</text:p>
          </table:table-cell>
          <table:table-cell office:value-type="float" office:value="617">
            <text:p>617</text:p>
          </table:table-cell>
          <table:table-cell office:value-type="float" office:value="94472">
            <text:p>94,472</text:p>
          </table:table-cell>
          <table:table-cell office:value-type="float" office:value="622886">
            <text:p>622,886</text:p>
          </table:table-cell>
          <table:table-cell table:formula="of:=ROUND([.H21]/[.G21]; 2)" office:value-type="float" office:value="6.59">
            <text:p>6.59</text:p>
          </table:table-cell>
          <table:table-cell table:formula="of:=DAYS([.E21]; [.D21])" office:value-type="float" office:value="5">
            <text:p>5</text:p>
          </table:table-cell>
          <table:table-cell table:style-name="ce11" table:formula="of:=ROUND([.G21]/[.J21]; 0)" office:value-type="float" office:value="18894">
            <text:p>18,894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Deadly Emotions</text:p>
          </table:table-cell>
          <table:table-cell table:number-columns-repeated="2" office:value-type="date" office:date-value="2011-10-21">
            <text:p>2011-10-21</text:p>
          </table:table-cell>
          <table:table-cell office:value-type="date" office:date-value="2011-11-03">
            <text:p>2011-11-03</text:p>
          </table:table-cell>
          <table:table-cell office:value-type="float" office:value="420">
            <text:p>420</text:p>
          </table:table-cell>
          <table:table-cell office:value-type="float" office:value="69211">
            <text:p>69,211</text:p>
          </table:table-cell>
          <table:table-cell office:value-type="float" office:value="429217">
            <text:p>429,217</text:p>
          </table:table-cell>
          <table:table-cell table:formula="of:=ROUND([.H22]/[.G22]; 2)" office:value-type="float" office:value="6.2">
            <text:p>6.2</text:p>
          </table:table-cell>
          <table:table-cell table:formula="of:=DAYS([.E22]; [.D22])" office:value-type="float" office:value="13">
            <text:p>13</text:p>
          </table:table-cell>
          <table:table-cell table:style-name="ce11" table:formula="of:=ROUND([.G22]/[.J22]; 0)" office:value-type="float" office:value="5324">
            <text:p>5,324</text:p>
          </table:table-cell>
          <table:table-cell office:value-type="float" office:value="219">
            <text:p>219</text:p>
          </table:table-cell>
          <table:table-cell table:number-columns-repeated="1012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Epoch Index, The</text:p>
          </table:table-cell>
          <table:table-cell office:value-type="date" office:date-value="2011-09-10">
            <text:p>2011-09-10</text:p>
          </table:table-cell>
          <table:table-cell office:value-type="date" office:date-value="2011-11-14">
            <text:p>2011-11-14</text:p>
          </table:table-cell>
          <table:table-cell office:value-type="date" office:date-value="2011-11-16">
            <text:p>2011-11-16</text:p>
          </table:table-cell>
          <table:table-cell office:value-type="float" office:value="74">
            <text:p>74</text:p>
          </table:table-cell>
          <table:table-cell office:value-type="float" office:value="12902">
            <text:p>12,902</text:p>
          </table:table-cell>
          <table:table-cell office:value-type="float" office:value="75080">
            <text:p>75,080</text:p>
          </table:table-cell>
          <table:table-cell table:formula="of:=ROUND([.H23]/[.G23]; 2)" office:value-type="float" office:value="5.82">
            <text:p>5.82</text:p>
          </table:table-cell>
          <table:table-cell table:formula="of:=DAYS([.E23]; [.D23])" office:value-type="float" office:value="2">
            <text:p>2</text:p>
          </table:table-cell>
          <table:table-cell table:style-name="ce11" table:formula="of:=ROUND([.G23]/[.J23]; 0)" office:value-type="float" office:value="6451">
            <text:p>6,451</text:p>
          </table:table-cell>
          <table:table-cell office:value-type="float" office:value="33">
            <text:p>33</text:p>
          </table:table-cell>
          <table:table-cell table:style-name="Default" table:number-columns-repeated="6"/>
          <table:table-cell table:number-columns-repeated="1006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Human Legacy Project</text:p>
          </table:table-cell>
          <table:table-cell office:value-type="date" office:date-value="2011-09-10">
            <text:p>2011-09-10</text:p>
          </table:table-cell>
          <table:table-cell office:value-type="date" office:date-value="2011-11-18">
            <text:p>2011-11-18</text:p>
          </table:table-cell>
          <table:table-cell office:value-type="date" office:date-value="2011-11-19">
            <text:p>2011-11-19</text:p>
          </table:table-cell>
          <table:table-cell office:value-type="float" office:value="42">
            <text:p>42</text:p>
          </table:table-cell>
          <table:table-cell office:value-type="float" office:value="7224">
            <text:p>7,224</text:p>
          </table:table-cell>
          <table:table-cell office:value-type="float" office:value="42640">
            <text:p>42,640</text:p>
          </table:table-cell>
          <table:table-cell table:formula="of:=ROUND([.H24]/[.G24]; 2)" office:value-type="float" office:value="5.9">
            <text:p>5.9</text:p>
          </table:table-cell>
          <table:table-cell table:formula="of:=DAYS([.E24]; [.D24])" office:value-type="float" office:value="1">
            <text:p>1</text:p>
          </table:table-cell>
          <table:table-cell table:style-name="ce11" table:formula="of:=ROUND([.G24]/[.J24]; 0)" office:value-type="float" office:value="7224">
            <text:p>7,224</text:p>
          </table:table-cell>
          <table:table-cell office:value-type="float" office:value="21">
            <text:p>21</text:p>
          </table:table-cell>
          <table:table-cell table:style-name="Default" table:number-columns-repeated="6"/>
          <table:table-cell table:number-columns-repeated="1006"/>
        </table:table-row>
        <table:table-row table:style-name="ro3">
          <table:table-cell office:value-type="float" office:value="20">
            <text:p>20</text:p>
          </table:table-cell>
          <table:table-cell table:style-name="ce5" office:value-type="string">
            <text:p>Venom</text:p>
          </table:table-cell>
          <table:table-cell office:value-type="date" office:date-value="2011-09-10">
            <text:p>2011-09-10</text:p>
          </table:table-cell>
          <table:table-cell office:value-type="date" office:date-value="2011-11-19">
            <text:p>2011-11-19</text:p>
          </table:table-cell>
          <table:table-cell office:value-type="date" office:date-value="2011-11-21">
            <text:p>2011-11-21</text:p>
          </table:table-cell>
          <table:table-cell office:value-type="float" office:value="91">
            <text:p>91</text:p>
          </table:table-cell>
          <table:table-cell office:value-type="float" office:value="15833">
            <text:p>15,833</text:p>
          </table:table-cell>
          <table:table-cell office:value-type="float" office:value="92442">
            <text:p>92,442</text:p>
          </table:table-cell>
          <table:table-cell table:formula="of:=ROUND([.H25]/[.G25]; 2)" office:value-type="float" office:value="5.84">
            <text:p>5.84</text:p>
          </table:table-cell>
          <table:table-cell table:formula="of:=DAYS([.E25]; [.D25])" office:value-type="float" office:value="2">
            <text:p>2</text:p>
          </table:table-cell>
          <table:table-cell table:style-name="ce11" table:formula="of:=ROUND([.G25]/[.J25]; 0)" office:value-type="float" office:value="7917">
            <text:p>7,917</text:p>
          </table:table-cell>
          <table:table-cell office:value-type="float" office:value="43">
            <text:p>43</text:p>
          </table:table-cell>
          <table:table-cell table:style-name="Default" table:number-columns-repeated="6"/>
          <table:table-cell table:number-columns-repeated="1006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Farmer One</text:p>
          </table:table-cell>
          <table:table-cell office:value-type="date" office:date-value="2011-09-10">
            <text:p>2011-09-10</text:p>
          </table:table-cell>
          <table:table-cell office:value-type="date" office:date-value="2011-11-23">
            <text:p>2011-11-23</text:p>
          </table:table-cell>
          <table:table-cell office:value-type="date" office:date-value="2011-11-28">
            <text:p>2011-11-28</text:p>
          </table:table-cell>
          <table:table-cell office:value-type="float" office:value="114">
            <text:p>114</text:p>
          </table:table-cell>
          <table:table-cell office:value-type="float" office:value="19648">
            <text:p>19,648</text:p>
          </table:table-cell>
          <table:table-cell office:value-type="float" office:value="116298">
            <text:p>116,298</text:p>
          </table:table-cell>
          <table:table-cell table:formula="of:=ROUND([.H26]/[.G26]; 2)" office:value-type="float" office:value="5.92">
            <text:p>5.92</text:p>
          </table:table-cell>
          <table:table-cell table:formula="of:=DAYS([.E26]; [.D26])" office:value-type="float" office:value="5">
            <text:p>5</text:p>
          </table:table-cell>
          <table:table-cell table:style-name="ce11" table:formula="of:=ROUND([.G26]/[.J26]; 0)" office:value-type="float" office:value="3930">
            <text:p>3,930</text:p>
          </table:table-cell>
          <table:table-cell office:value-type="float" office:value="56">
            <text:p>56</text:p>
          </table:table-cell>
          <table:table-cell table:number-columns-repeated="1012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30 Minute Plan</text:p>
          </table:table-cell>
          <table:table-cell office:value-type="date" office:date-value="2011-10-13">
            <text:p>2011-10-13</text:p>
          </table:table-cell>
          <table:table-cell office:value-type="date" office:date-value="2011-12-01">
            <text:p>2011-12-01</text:p>
          </table:table-cell>
          <table:table-cell office:value-type="date" office:date-value="2011-12-08">
            <text:p>2011-12-08</text:p>
          </table:table-cell>
          <table:table-cell office:value-type="float" office:value="71">
            <text:p>71</text:p>
          </table:table-cell>
          <table:table-cell office:value-type="float" office:value="12990">
            <text:p>12,990</text:p>
          </table:table-cell>
          <table:table-cell office:value-type="float" office:value="71051">
            <text:p>71,051</text:p>
          </table:table-cell>
          <table:table-cell table:formula="of:=ROUND([.H27]/[.G27]; 2)" office:value-type="float" office:value="5.47">
            <text:p>5.47</text:p>
          </table:table-cell>
          <table:table-cell table:formula="of:=DAYS([.E27]; [.D27])" office:value-type="float" office:value="7">
            <text:p>7</text:p>
          </table:table-cell>
          <table:table-cell table:style-name="ce11" table:formula="of:=ROUND([.G27]/[.J27]; 0)" office:value-type="float" office:value="1856">
            <text:p>1,856</text:p>
          </table:table-cell>
          <table:table-cell office:value-type="float" office:value="32">
            <text:p>32</text:p>
          </table:table-cell>
          <table:table-cell table:number-columns-repeated="1012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Nonviolent Communication</text:p>
          </table:table-cell>
          <table:table-cell table:number-columns-repeated="2" office:value-type="date" office:date-value="2011-10-31">
            <text:p>2011-10-31</text:p>
          </table:table-cell>
          <table:table-cell office:value-type="date" office:date-value="2011-12-10">
            <text:p>2011-12-10</text:p>
          </table:table-cell>
          <table:table-cell office:value-type="float" office:value="330">
            <text:p>330</text:p>
          </table:table-cell>
          <table:table-cell office:value-type="float" office:value="58387">
            <text:p>58,387</text:p>
          </table:table-cell>
          <table:table-cell office:value-type="float" office:value="337571">
            <text:p>337,571</text:p>
          </table:table-cell>
          <table:table-cell table:formula="of:=ROUND([.H28]/[.G28]; 2)" office:value-type="float" office:value="5.78">
            <text:p>5.78</text:p>
          </table:table-cell>
          <table:table-cell table:formula="of:=DAYS([.E28]; [.D28])" office:value-type="float" office:value="40">
            <text:p>40</text:p>
          </table:table-cell>
          <table:table-cell table:style-name="ce11" table:formula="of:=ROUND([.G28]/[.J28]; 0)" office:value-type="float" office:value="1460">
            <text:p>1,460</text:p>
          </table:table-cell>
          <table:table-cell office:value-type="float" office:value="223">
            <text:p>223</text:p>
          </table:table-cell>
          <table:table-cell table:number-columns-repeated="1012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Brainbox</text:p>
          </table:table-cell>
          <table:table-cell office:value-type="date" office:date-value="2011-09-10">
            <text:p>2011-09-10</text:p>
          </table:table-cell>
          <table:table-cell office:value-type="date" office:date-value="2011-12-11">
            <text:p>2011-12-11</text:p>
          </table:table-cell>
          <table:table-cell office:value-type="date" office:date-value="2011-12-12">
            <text:p>2011-12-12</text:p>
          </table:table-cell>
          <table:table-cell office:value-type="float" office:value="53">
            <text:p>53</text:p>
          </table:table-cell>
          <table:table-cell office:value-type="float" office:value="7914">
            <text:p>7,914</text:p>
          </table:table-cell>
          <table:table-cell office:value-type="float" office:value="53519">
            <text:p>53,519</text:p>
          </table:table-cell>
          <table:table-cell table:formula="of:=ROUND([.H29]/[.G29]; 2)" office:value-type="float" office:value="6.76">
            <text:p>6.76</text:p>
          </table:table-cell>
          <table:table-cell table:formula="of:=DAYS([.E29]; [.D29])" office:value-type="float" office:value="1">
            <text:p>1</text:p>
          </table:table-cell>
          <table:table-cell table:style-name="ce11" table:formula="of:=ROUND([.G29]/[.J29]; 0)" office:value-type="float" office:value="7914">
            <text:p>7,914</text:p>
          </table:table-cell>
          <table:table-cell office:value-type="float" office:value="24">
            <text:p>24</text:p>
          </table:table-cell>
          <table:table-cell table:number-columns-repeated="1012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Moon is a Harsh Mistress, The</text:p>
          </table:table-cell>
          <table:table-cell table:number-columns-repeated="2" office:value-type="date" office:date-value="2011-11-26">
            <text:p>2011-11-26</text:p>
          </table:table-cell>
          <table:table-cell office:value-type="date" office:date-value="2011-12-17">
            <text:p>2011-12-17</text:p>
          </table:table-cell>
          <table:table-cell office:value-type="float" office:value="705">
            <text:p>705</text:p>
          </table:table-cell>
          <table:table-cell office:value-type="float" office:value="118329">
            <text:p>118,329</text:p>
          </table:table-cell>
          <table:table-cell office:value-type="float" office:value="704604">
            <text:p>704,604</text:p>
          </table:table-cell>
          <table:table-cell table:formula="of:=ROUND([.H30]/[.G30]; 2)" office:value-type="float" office:value="5.95">
            <text:p>5.95</text:p>
          </table:table-cell>
          <table:table-cell table:formula="of:=DAYS([.E30]; [.D30])" office:value-type="float" office:value="21">
            <text:p>21</text:p>
          </table:table-cell>
          <table:table-cell table:style-name="ce11" table:formula="of:=ROUND([.G30]/[.J30]; 0)" office:value-type="float" office:value="5635">
            <text:p>5,635</text:p>
          </table:table-cell>
          <table:table-cell office:value-type="float" office:value="350">
            <text:p>350</text:p>
          </table:table-cell>
          <table:table-cell table:number-columns-repeated="1012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Givers and Takers</text:p>
          </table:table-cell>
          <table:table-cell table:number-columns-repeated="2" office:value-type="date" office:date-value="2011-12-22">
            <text:p>2011-12-22</text:p>
          </table:table-cell>
          <table:table-cell office:value-type="date" office:date-value="2011-12-24">
            <text:p>2011-12-24</text:p>
          </table:table-cell>
          <table:table-cell office:value-type="float" office:value="150">
            <text:p>150</text:p>
          </table:table-cell>
          <table:table-cell office:value-type="float" office:value="24696">
            <text:p>24,696</text:p>
          </table:table-cell>
          <table:table-cell office:value-type="float" office:value="152529">
            <text:p>152,529</text:p>
          </table:table-cell>
          <table:table-cell table:formula="of:=ROUND([.H31]/[.G31]; 2)" office:value-type="float" office:value="6.18">
            <text:p>6.18</text:p>
          </table:table-cell>
          <table:table-cell table:formula="of:=DAYS([.E31]; [.D31])" office:value-type="float" office:value="2">
            <text:p>2</text:p>
          </table:table-cell>
          <table:table-cell table:style-name="ce11" table:formula="of:=ROUND([.G31]/[.J31]; 0)" office:value-type="float" office:value="12348">
            <text:p>12,348</text:p>
          </table:table-cell>
          <table:table-cell office:value-type="float" office:value="83">
            <text:p>83</text:p>
          </table:table-cell>
          <table:table-cell table:number-columns-repeated="1012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Punished</text:p>
          </table:table-cell>
          <table:table-cell table:number-columns-repeated="2" office:value-type="date" office:date-value="2011-12-24">
            <text:p>2011-12-24</text:p>
          </table:table-cell>
          <table:table-cell office:value-type="date" office:date-value="2011-12-29">
            <text:p>2011-12-29</text:p>
          </table:table-cell>
          <table:table-cell office:value-type="float" office:value="549">
            <text:p>549</text:p>
          </table:table-cell>
          <table:table-cell office:value-type="float" office:value="92780">
            <text:p>92,780</text:p>
          </table:table-cell>
          <table:table-cell office:value-type="float" office:value="561640">
            <text:p>561,640</text:p>
          </table:table-cell>
          <table:table-cell table:formula="of:=ROUND([.H32]/[.G32]; 2)" office:value-type="float" office:value="6.05">
            <text:p>6.05</text:p>
          </table:table-cell>
          <table:table-cell table:formula="of:=DAYS([.E32]; [.D32])" office:value-type="float" office:value="5">
            <text:p>5</text:p>
          </table:table-cell>
          <table:table-cell table:style-name="ce11" table:formula="of:=ROUND([.G32]/[.J32]; 0)" office:value-type="float" office:value="18556">
            <text:p>18,556</text:p>
          </table:table-cell>
          <table:table-cell office:value-type="float" office:value="204">
            <text:p>204</text:p>
          </table:table-cell>
          <table:table-cell table:number-columns-repeated="1012"/>
        </table:table-row>
        <table:table-row table:style-name="ro3">
          <table:table-cell/>
          <table:table-cell table:style-name="Default" table:number-columns-repeated="9"/>
          <table:table-cell table:style-name="ce17"/>
          <table:table-cell table:number-columns-repeated="1013"/>
        </table:table-row>
        <table:table-row table:style-name="ro3">
          <table:table-cell/>
          <table:table-cell table:style-name="Default" table:number-columns-repeated="3"/>
          <table:table-cell table:style-name="ce9" office:value-type="string">
            <text:p>Totals:</text:p>
          </table:table-cell>
          <table:table-cell table:formula="of:=SUM([.F6:.F33])" office:value-type="float" office:value="12124">
            <text:p>12,124</text:p>
          </table:table-cell>
          <table:table-cell table:formula="of:=SUM([.G6:.G33])" office:value-type="float" office:value="2103123">
            <text:p>2,103,123</text:p>
          </table:table-cell>
          <table:table-cell table:formula="of:=SUM([.H6:.H33])" office:value-type="float" office:value="12161306">
            <text:p>12,161,306</text:p>
          </table:table-cell>
          <table:table-cell table:formula="of:=ROUND([.H34]/[.G34]; 2)" office:value-type="float" office:value="5.78">
            <text:p>5.78</text:p>
          </table:table-cell>
          <table:table-cell table:formula="of:=ROUND(AVERAGE([.J6:.J32]))" office:value-type="float" office:value="19">
            <text:p>19</text:p>
          </table:table-cell>
          <table:table-cell table:style-name="ce11" table:formula="of:=ROUND(AVERAGE([.K6:.K32]))" office:value-type="float" office:value="8267">
            <text:p>8,267</text:p>
          </table:table-cell>
          <table:table-cell table:formula="of:=SUM([.L6:.L32])" office:value-type="float" office:value="5529">
            <text:p>5529</text:p>
          </table:table-cell>
          <table:table-cell table:number-columns-repeated="1012"/>
        </table:table-row>
        <table:table-row table:style-name="ro3">
          <table:table-cell/>
          <table:table-cell table:style-name="Default" table:number-columns-repeated="9"/>
          <table:table-cell table:number-columns-repeated="1014"/>
        </table:table-row>
        <table:table-row table:style-name="ro3">
          <table:table-cell/>
          <table:table-cell table:style-name="Default"/>
          <table:table-cell table:style-name="ce4" office:value-type="string">
            <text:p>Month</text:p>
          </table:table-cell>
          <table:table-cell table:style-name="ce4"/>
          <table:table-cell table:style-name="ce10" office:value-type="string">
            <text:p>Words</text:p>
          </table:table-cell>
          <table:table-cell table:style-name="ce14" office:value-type="string">
            <text:p>Monthly Avg.</text:p>
          </table:table-cell>
          <table:table-cell table:style-name="ce14" office:value-type="string">
            <text:p>Subtotal</text:p>
          </table:table-cell>
          <table:table-cell table:style-name="ce14" office:value-type="string" table:number-columns-spanned="2" table:number-rows-spanned="1">
            <text:p>Projected Yearly</text:p>
          </table:table-cell>
          <table:covered-table-cell table:style-name="ce11"/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8" office:value-type="string">
            <text:p>Jan</text:p>
          </table:table-cell>
          <table:table-cell table:style-name="ce8"/>
          <table:table-cell table:style-name="ce11" office:value-type="float" office:value="211560">
            <text:p>211,560</text:p>
          </table:table-cell>
          <table:table-cell table:formula="of:=AVERAGE([.E37:.E37])" office:value-type="float" office:value="211560">
            <text:p>211,560</text:p>
          </table:table-cell>
          <table:table-cell table:formula="of:=SUM([.E37:.E37])" office:value-type="float" office:value="211560">
            <text:p>211,560</text:p>
          </table:table-cell>
          <table:table-cell table:formula="of:=AVERAGE([.E37:.E37]) * 12" office:value-type="float" office:value="2538720" table:number-columns-spanned="2" table:number-rows-spanned="1">
            <text:p>2,538,720</text:p>
          </table:table-cell>
          <table:covered-table-cell table:style-name="ce11"/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8" office:value-type="string">
            <text:p>Feb</text:p>
          </table:table-cell>
          <table:table-cell table:style-name="ce8"/>
          <table:table-cell table:style-name="ce11" office:value-type="float" office:value="54692">
            <text:p>54,692</text:p>
          </table:table-cell>
          <table:table-cell table:formula="of:=ROUND(AVERAGE([.E37:.E38]))" office:value-type="float" office:value="133126">
            <text:p>133,126</text:p>
          </table:table-cell>
          <table:table-cell table:formula="of:=SUM([.E37:.E38])" office:value-type="float" office:value="266252">
            <text:p>266,252</text:p>
          </table:table-cell>
          <table:table-cell table:formula="of:=AVERAGE([.E37:.E38]) * 12" office:value-type="float" office:value="1597512" table:number-columns-spanned="2" table:number-rows-spanned="1">
            <text:p>1,597,512</text:p>
          </table:table-cell>
          <table:covered-table-cell table:style-name="ce11"/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8" office:value-type="string">
            <text:p>Mar</text:p>
          </table:table-cell>
          <table:table-cell table:style-name="ce8"/>
          <table:table-cell table:style-name="ce12" office:value-type="float" office:value="0">
            <text:p>0</text:p>
          </table:table-cell>
          <table:table-cell table:formula="of:=ROUND(AVERAGE([.E37:.E39]))" office:value-type="float" office:value="88751">
            <text:p>88,751</text:p>
          </table:table-cell>
          <table:table-cell table:formula="of:=SUM([.E37:.E39])" office:value-type="float" office:value="266252">
            <text:p>266,252</text:p>
          </table:table-cell>
          <table:table-cell table:formula="of:=AVERAGE([.E37:.E39]) * 12" office:value-type="float" office:value="1065008" table:number-columns-spanned="2" table:number-rows-spanned="1">
            <text:p>1,065,008</text:p>
          </table:table-cell>
          <table:covered-table-cell table:style-name="ce11"/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8" office:value-type="string">
            <text:p>Apr</text:p>
          </table:table-cell>
          <table:table-cell table:style-name="ce8"/>
          <table:table-cell table:style-name="ce12" office:value-type="float" office:value="0">
            <text:p>0</text:p>
          </table:table-cell>
          <table:table-cell table:formula="of:=ROUND(AVERAGE([.E37:.E40]))" office:value-type="float" office:value="66563">
            <text:p>66,563</text:p>
          </table:table-cell>
          <table:table-cell table:style-name="ce16" table:formula="of:=SUM([.E37:.E40])" office:value-type="float" office:value="266252">
            <text:p>266,252</text:p>
          </table:table-cell>
          <table:table-cell table:formula="of:=AVERAGE([.E37:.E40]) * 12" office:value-type="float" office:value="798756" table:number-columns-spanned="2" table:number-rows-spanned="1">
            <text:p>798,756</text:p>
          </table:table-cell>
          <table:covered-table-cell table:style-name="ce11"/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8" office:value-type="string">
            <text:p>May</text:p>
          </table:table-cell>
          <table:table-cell table:style-name="ce8"/>
          <table:table-cell table:style-name="ce12" office:value-type="float" office:value="0">
            <text:p>0</text:p>
          </table:table-cell>
          <table:table-cell table:formula="of:=ROUND(AVERAGE([.E37:.E41]))" office:value-type="float" office:value="53250">
            <text:p>53,250</text:p>
          </table:table-cell>
          <table:table-cell table:formula="of:=SUM([.E37:.E41])" office:value-type="float" office:value="266252">
            <text:p>266,252</text:p>
          </table:table-cell>
          <table:table-cell table:formula="of:=AVERAGE([.E37:.E41]) * 12" office:value-type="float" office:value="639004.8" table:number-columns-spanned="2" table:number-rows-spanned="1">
            <text:p>639,005</text:p>
          </table:table-cell>
          <table:covered-table-cell table:style-name="ce11"/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8" office:value-type="string">
            <text:p>Jun</text:p>
          </table:table-cell>
          <table:table-cell table:style-name="ce8"/>
          <table:table-cell table:style-name="ce11" office:value-type="float" office:value="159973">
            <text:p>159,973</text:p>
          </table:table-cell>
          <table:table-cell table:formula="of:=ROUND(AVERAGE([.E37:.E42]))" office:value-type="float" office:value="71038">
            <text:p>71,038</text:p>
          </table:table-cell>
          <table:table-cell table:formula="of:=SUM([.E37:.E42])" office:value-type="float" office:value="426225">
            <text:p>426,225</text:p>
          </table:table-cell>
          <table:table-cell table:formula="of:=AVERAGE([.E37:.E42]) * 12" office:value-type="float" office:value="852450" table:number-columns-spanned="2" table:number-rows-spanned="1">
            <text:p>852,450</text:p>
          </table:table-cell>
          <table:covered-table-cell table:style-name="ce11"/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8" office:value-type="string">
            <text:p>Jul</text:p>
          </table:table-cell>
          <table:table-cell table:style-name="ce8"/>
          <table:table-cell table:style-name="ce12" office:value-type="float" office:value="0">
            <text:p>0</text:p>
          </table:table-cell>
          <table:table-cell table:formula="of:=ROUND(AVERAGE([.E37:.E43]))" office:value-type="float" office:value="60889">
            <text:p>60,889</text:p>
          </table:table-cell>
          <table:table-cell table:formula="of:=SUM([.E37:.E43])" office:value-type="float" office:value="426225">
            <text:p>426,225</text:p>
          </table:table-cell>
          <table:table-cell table:formula="of:=AVERAGE([.E37:.E43]) * 12" office:value-type="float" office:value="730671.428571429" table:number-columns-spanned="2" table:number-rows-spanned="1">
            <text:p>730,671</text:p>
          </table:table-cell>
          <table:covered-table-cell table:style-name="ce11"/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8" office:value-type="string">
            <text:p>Aug</text:p>
          </table:table-cell>
          <table:table-cell table:style-name="ce8"/>
          <table:table-cell table:style-name="ce12" office:value-type="float" office:value="467805">
            <text:p>467,805</text:p>
          </table:table-cell>
          <table:table-cell table:formula="of:=ROUND(AVERAGE([.E37:.E44]))" office:value-type="float" office:value="111754">
            <text:p>111,754</text:p>
          </table:table-cell>
          <table:table-cell table:formula="of:=SUM([.E37:.E44])" office:value-type="float" office:value="894030">
            <text:p>894,030</text:p>
          </table:table-cell>
          <table:table-cell table:formula="of:=AVERAGE([.E37:.E44]) * 12" office:value-type="float" office:value="1341045" table:number-columns-spanned="2" table:number-rows-spanned="1">
            <text:p>1,341,045</text:p>
          </table:table-cell>
          <table:covered-table-cell table:style-name="ce11"/>
          <table:table-cell table:formula="of:=AVERAGE([.E37:.E48])" office:value-type="float" office:value="167559.833333333">
            <text:p>167559.833333333</text:p>
          </table:table-cell>
          <table:table-cell table:number-columns-repeated="1014"/>
        </table:table-row>
        <table:table-row table:style-name="ro6">
          <table:table-cell/>
          <table:table-cell table:style-name="Default"/>
          <table:table-cell table:style-name="ce8" office:value-type="string">
            <text:p>Sep</text:p>
          </table:table-cell>
          <table:table-cell table:style-name="ce8"/>
          <table:table-cell table:style-name="ce12" office:value-type="float" office:value="281278">
            <text:p>281,278</text:p>
          </table:table-cell>
          <table:table-cell table:formula="of:=ROUND(AVERAGE([.E37:.E45]))" office:value-type="float" office:value="130590">
            <text:p>130,590</text:p>
          </table:table-cell>
          <table:table-cell table:formula="of:=SUM([.E37:.E45])" office:value-type="float" office:value="1175308">
            <text:p>1,175,308</text:p>
          </table:table-cell>
          <table:table-cell table:formula="of:=AVERAGE([.E37:.E45]) * 12" office:value-type="float" office:value="1567077.33333333" table:number-columns-spanned="2" table:number-rows-spanned="1">
            <text:p>1,567,077</text:p>
          </table:table-cell>
          <table:covered-table-cell table:style-name="ce11"/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8" office:value-type="string">
            <text:p>Oct</text:p>
          </table:table-cell>
          <table:table-cell table:style-name="ce8"/>
          <table:table-cell table:style-name="ce12" office:value-type="float" office:value="395496">
            <text:p>395,496</text:p>
          </table:table-cell>
          <table:table-cell table:formula="of:=ROUND(AVERAGE([.E37:.E46]))" office:value-type="float" office:value="157080">
            <text:p>157,080</text:p>
          </table:table-cell>
          <table:table-cell table:formula="of:=SUM([.E37:.E46])" office:value-type="float" office:value="1570804">
            <text:p>1,570,804</text:p>
          </table:table-cell>
          <table:table-cell table:formula="of:=AVERAGE([.E37:.E46]) * 12" office:value-type="float" office:value="1884964.8" table:number-columns-spanned="2" table:number-rows-spanned="1">
            <text:p>1,884,965</text:p>
          </table:table-cell>
          <table:covered-table-cell table:style-name="ce11"/>
          <table:table-cell table:number-columns-repeated="1015"/>
        </table:table-row>
        <table:table-row table:style-name="ro3">
          <table:table-cell table:number-columns-repeated="2"/>
          <table:table-cell table:style-name="ce8" office:value-type="string">
            <text:p>Nov</text:p>
          </table:table-cell>
          <table:table-cell table:style-name="ce8"/>
          <table:table-cell table:style-name="ce12" office:value-type="float" office:value="124818">
            <text:p>124,818</text:p>
          </table:table-cell>
          <table:table-cell table:formula="of:=ROUND(AVERAGE([.E37:.E47]))" office:value-type="float" office:value="154147">
            <text:p>154,147</text:p>
          </table:table-cell>
          <table:table-cell table:formula="of:=SUM([.E37:.E47])" office:value-type="float" office:value="1695622">
            <text:p>1,695,622</text:p>
          </table:table-cell>
          <table:table-cell table:formula="of:=AVERAGE([.E37:.E47]) * 12" office:value-type="float" office:value="1849769.45454545" table:number-columns-spanned="2" table:number-rows-spanned="1">
            <text:p>1,849,769</text:p>
          </table:table-cell>
          <table:covered-table-cell table:style-name="ce11"/>
          <table:table-cell table:number-columns-repeated="1015"/>
        </table:table-row>
        <table:table-row table:style-name="ro3">
          <table:table-cell table:number-columns-repeated="2"/>
          <table:table-cell table:style-name="ce8" office:value-type="string">
            <text:p>Dec</text:p>
          </table:table-cell>
          <table:table-cell table:style-name="ce8"/>
          <table:table-cell table:style-name="ce12" table:formula="of:=SUM([.G27:.G33])" office:value-type="float" office:value="315096">
            <text:p>315,096</text:p>
          </table:table-cell>
          <table:table-cell table:formula="of:=ROUND(AVERAGE([.E37:.E48]))" office:value-type="float" office:value="167560">
            <text:p>167,560</text:p>
          </table:table-cell>
          <table:table-cell table:formula="of:=SUM([.E37:.E48])" office:value-type="float" office:value="2010718">
            <text:p>2,010,718</text:p>
          </table:table-cell>
          <table:table-cell table:formula="of:=AVERAGE([.E37:.E48]) * 12" office:value-type="float" office:value="2010718" table:number-columns-spanned="2" table:number-rows-spanned="1">
            <text:p>2,010,718</text:p>
          </table:table-cell>
          <table:covered-table-cell table:style-name="ce11"/>
          <table:table-cell table:number-columns-repeated="1015"/>
        </table:table-row>
        <table:table-row table:style-name="ro3">
          <table:table-cell table:number-columns-repeated="9"/>
          <table:table-cell office:value-type="string">
            <text:p>er 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Sheet1.J68" table:end-x="0.2276in" table:end-y="0.1906in" draw:z-index="0" draw:style-name="gr1" svg:width="9.5035in" svg:height="3.7728in" svg:x="0.9795in" svg:y="0.0764in">
              <draw:object draw:notify-on-update-of-ranges="Sheet1.B37:Sheet1.B48 Sheet1.C36:Sheet1.C36 Sheet1.C37:Sheet1.C48 Sheet1.E36:Sheet1.E36 Sheet1.E37:Sheet1.E48 Sheet1.G36:Sheet1.G36 Sheet1.G37:Sheet1.G48 Sheet1.F36:Sheet1.F36 Sheet1.F37:Sheet1.F4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/>
          <table:table-cell office:value-type="string">
            <text:p>b s</text:p>
          </table:table-cell>
          <table:table-cell table:number-columns-repeated="1022"/>
        </table:table-row>
        <table:table-row table:style-name="ro3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database-ranges>
        <table:database-range table:name="__Anonymous_Sheet_DB__0" table:target-range-address="Sheet1.B6:Sheet1.K3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1:1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4T12:00:41.29</meta:creation-date>
    <dc:date>2012-03-14T11:16:11.85</dc:date>
    <meta:editing-duration>P6DT15H21M21S</meta:editing-duration>
    <meta:editing-cycles>15</meta:editing-cycles>
    <meta:generator>LibreOffice/3.4$Win32 LibreOffice_project/340m1$Build-502</meta:generator>
    <meta:document-statistic meta:table-count="3" meta:cell-count="4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diamond" chart:symbol-width="0.25cm" chart:symbol-height="0.25cm"/>
      <style:graphic-properties draw:stroke="dash" draw:stroke-dash="Ultrafine_20_Dashed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down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4cm" svg:height="9.584cm" xlink:href=".." xlink:type="simple" chart:class="chart:line" chart:style-name="ch1">
        <chart:title svg:x="9.235cm" svg:y="0.327cm" chart:style-name="ch2">
          <text:p>Read Books Trends - 2011</text:p>
        </chart:title>
        <chart:legend chart:legend-position="end" svg:x="20.027cm" svg:y="3.734cm" style:legend-expansion="high" chart:style-name="ch3"/>
        <chart:plot-area chart:style-name="ch4" table:cell-range-address="Sheet1.B37:Sheet1.C48 Sheet1.B36:Sheet1.C36 Sheet1.E36:Sheet1.G48" chart:data-source-has-labels="both" svg:x="0.932cm" svg:y="1.705cm" svg:width="18.131cm" svg:height="7.268cm">
          <chartooo:coordinate-region svg:x="2.326cm" svg:y="1.907cm" svg:width="14.94cm" svg:height="6.864cm"/>
          <chart:axis chart:dimension="x" chart:name="primary-x" chart:style-name="ch5" chartooo:axis-type="text">
            <chart:categories table:cell-range-address="Sheet1.B37:Sheet1.B4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C37:Sheet1.C48" chart:label-cell-address="Sheet1.C36:Sheet1.C36" chart:class="chart:line">
            <chart:data-point chart:repeated="12"/>
          </chart:series>
          <chart:series chart:attached-axis="primary-y" chart:style-name="ch9" chart:values-cell-range-address="Sheet1.E37:Sheet1.E48" chart:label-cell-address="Sheet1.E36:Sheet1.E36" chart:class="chart:line">
            <chart:data-point chart:repeated="12"/>
          </chart:series>
          <chart:series chart:attached-axis="secondary-y" chart:style-name="ch10" chart:values-cell-range-address="Sheet1.G37:Sheet1.G48" chart:label-cell-address="Sheet1.G36:Sheet1.G36" chart:class="chart:line">
            <chart:data-point chart:repeated="12"/>
          </chart:series>
          <chart:series chart:attached-axis="secondary-y" chart:style-name="ch11" chart:values-cell-range-address="Sheet1.F37:Sheet1.F48" chart:label-cell-address="Sheet1.F36:Sheet1.F36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th</text:p>
                <draw:g>
                  <svg:desc>Sheet1.C36:Sheet1.C36</svg:desc>
                </draw:g>
              </table:table-cell>
              <table:table-cell office:value-type="string">
                <text:p>Words</text:p>
                <draw:g>
                  <svg:desc>Sheet1.E36:Sheet1.E36</svg:desc>
                </draw:g>
              </table:table-cell>
              <table:table-cell office:value-type="string">
                <text:p>Subtotal</text:p>
                <draw:g>
                  <svg:desc>Sheet1.G36:Sheet1.G36</svg:desc>
                </draw:g>
              </table:table-cell>
              <table:table-cell office:value-type="string">
                <text:p>Monthly Avg.</text:p>
                <draw:g>
                  <svg:desc>Sheet1.F36:Sheet1.F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B37:Sheet1.B48</svg:desc>
                </draw:g>
              </table:table-cell>
              <table:table-cell office:value-type="float" office:value="NaN">
                <text:p>NaN</text:p>
                <draw:g>
                  <svg:desc>Sheet1.C37:Sheet1.C48</svg:desc>
                </draw:g>
              </table:table-cell>
              <table:table-cell office:value-type="float" office:value="211560">
                <text:p>211560</text:p>
                <draw:g>
                  <svg:desc>Sheet1.E37:Sheet1.E48</svg:desc>
                </draw:g>
              </table:table-cell>
              <table:table-cell office:value-type="float" office:value="211560">
                <text:p>211560</text:p>
                <draw:g>
                  <svg:desc>Sheet1.G37:Sheet1.G48</svg:desc>
                </draw:g>
              </table:table-cell>
              <table:table-cell office:value-type="float" office:value="211560">
                <text:p>211560</text:p>
                <draw:g>
                  <svg:desc>Sheet1.F37:Sheet1.F4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4692">
                <text:p>54692</text:p>
              </table:table-cell>
              <table:table-cell office:value-type="float" office:value="266252">
                <text:p>266252</text:p>
              </table:table-cell>
              <table:table-cell office:value-type="float" office:value="133126">
                <text:p>133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66252">
                <text:p>266252</text:p>
              </table:table-cell>
              <table:table-cell office:value-type="float" office:value="88751">
                <text:p>88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66252">
                <text:p>266252</text:p>
              </table:table-cell>
              <table:table-cell office:value-type="float" office:value="66563">
                <text:p>66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66252">
                <text:p>266252</text:p>
              </table:table-cell>
              <table:table-cell office:value-type="float" office:value="53250">
                <text:p>53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9973">
                <text:p>159973</text:p>
              </table:table-cell>
              <table:table-cell office:value-type="float" office:value="426225">
                <text:p>426225</text:p>
              </table:table-cell>
              <table:table-cell office:value-type="float" office:value="71038">
                <text:p>71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26225">
                <text:p>426225</text:p>
              </table:table-cell>
              <table:table-cell office:value-type="float" office:value="60889">
                <text:p>60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67805">
                <text:p>467805</text:p>
              </table:table-cell>
              <table:table-cell office:value-type="float" office:value="894030">
                <text:p>894030</text:p>
              </table:table-cell>
              <table:table-cell office:value-type="float" office:value="111754">
                <text:p>111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81278">
                <text:p>281278</text:p>
              </table:table-cell>
              <table:table-cell office:value-type="float" office:value="1175308">
                <text:p>1175308</text:p>
              </table:table-cell>
              <table:table-cell office:value-type="float" office:value="130590">
                <text:p>1305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95496">
                <text:p>395496</text:p>
              </table:table-cell>
              <table:table-cell office:value-type="float" office:value="1570804">
                <text:p>1570804</text:p>
              </table:table-cell>
              <table:table-cell office:value-type="float" office:value="157080">
                <text:p>1570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4818">
                <text:p>124818</text:p>
              </table:table-cell>
              <table:table-cell office:value-type="float" office:value="1695622">
                <text:p>1695622</text:p>
              </table:table-cell>
              <table:table-cell office:value-type="float" office:value="154147">
                <text:p>154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15096">
                <text:p>315096</text:p>
              </table:table-cell>
              <table:table-cell office:value-type="float" office:value="2010718">
                <text:p>2010718</text:p>
              </table:table-cell>
              <table:table-cell office:value-type="float" office:value="167560">
                <text:p>1675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